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68.14pt"/>
    </style:style>
    <style:style style:name="co4" style:family="table-column">
      <style:table-column-properties fo:break-before="auto" style:column-width="93.6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6.69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55.81pt"/>
    </style:style>
    <style:style style:name="co9" style:family="table-column">
      <style:table-column-properties fo:break-before="auto" style:column-width="109.84pt"/>
    </style:style>
    <style:style style:name="co10" style:family="table-column">
      <style:table-column-properties fo:break-before="auto" style:column-width="47.31pt"/>
    </style:style>
    <style:style style:name="co11" style:family="table-column">
      <style:table-column-properties fo:break-before="auto" style:column-width="88.24pt"/>
    </style:style>
    <style:style style:name="co12" style:family="table-column">
      <style:table-column-properties fo:break-before="auto" style:column-width="104.46pt"/>
    </style:style>
    <style:style style:name="co13" style:family="table-column">
      <style:table-column-properties fo:break-before="auto" style:column-width="65.06pt"/>
    </style:style>
    <style:style style:name="co14" style:family="table-column">
      <style:table-column-properties fo:break-before="auto" style:column-width="50.4pt"/>
    </style:style>
    <style:style style:name="co15" style:family="table-column">
      <style:table-column-properties fo:break-before="auto" style:column-width="91.3pt"/>
    </style:style>
    <style:style style:name="co16" style:family="table-column">
      <style:table-column-properties fo:break-before="auto" style:column-width="107.55pt"/>
    </style:style>
    <style:style style:name="co17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_76mps-Elbow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vg(U (0))</text:p>
          </table:table-cell>
          <table:table-cell office:value-type="string" calcext:value-type="string">
            <text:p>avg(U (1))</text:p>
          </table:table-cell>
          <table:table-cell office:value-type="string" calcext:value-type="string">
            <text:p>avg(U (2))</text:p>
          </table:table-cell>
          <table:table-cell/>
          <table:table-cell office:value-type="string" calcext:value-type="string">
            <text:p>grad_X</text:p>
          </table:table-cell>
          <table:table-cell office:value-type="string" calcext:value-type="string">
            <text:p>grad_Y</text:p>
          </table:table-cell>
          <table:table-cell table:number-columns-repeated="3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.8815" calcext:value-type="float">
            <text:p>53.8815</text:p>
          </table:table-cell>
          <table:table-cell office:value-type="float" office:value="-53.8815" calcext:value-type="float">
            <text:p>-53.8815</text:p>
          </table:table-cell>
          <table:table-cell office:value-type="float" office:value="0" calcext:value-type="float">
            <text:p>0</text:p>
          </table:table-cell>
          <table:table-cell table:number-columns-repeated="33"/>
        </table:table-row>
        <table:table-row table:style-name="ro1">
          <table:table-cell office:value-type="float" office:value="0.01005" calcext:value-type="float">
            <text:p>0.01005</text:p>
          </table:table-cell>
          <table:table-cell office:value-type="float" office:value="50.4574" calcext:value-type="float">
            <text:p>50.4574</text:p>
          </table:table-cell>
          <table:table-cell office:value-type="float" office:value="-48.4796" calcext:value-type="float">
            <text:p>-48.4796</text:p>
          </table:table-cell>
          <table:table-cell office:value-type="float" office:value="-2.04314E-016" calcext:value-type="float">
            <text:p>-2.04314E-16</text:p>
          </table:table-cell>
          <table:table-cell table:number-columns-repeated="3"/>
          <table:table-cell table:formula="of:=MIN([.F3:.F56])" office:value-type="float" office:value="-595.412935323386" calcext:value-type="float">
            <text:p>-595.4129353234</text:p>
          </table:table-cell>
          <table:table-cell table:formula="of:=MAX([.G3:.G56])" office:value-type="float" office:value="585.920398009953" calcext:value-type="float">
            <text:p>585.92039801</text:p>
          </table:table-cell>
          <table:table-cell table:number-columns-repeated="28"/>
        </table:table-row>
        <table:table-row table:style-name="ro1">
          <table:table-cell office:value-type="float" office:value="0.01995" calcext:value-type="float">
            <text:p>0.01995</text:p>
          </table:table-cell>
          <table:table-cell office:value-type="float" office:value="50.6149" calcext:value-type="float">
            <text:p>50.6149</text:p>
          </table:table-cell>
          <table:table-cell office:value-type="float" office:value="-49.3726" calcext:value-type="float">
            <text:p>-49.3726</text:p>
          </table:table-cell>
          <table:table-cell office:value-type="float" office:value="-2.02625E-016" calcext:value-type="float">
            <text:p>-2.02625E-16</text:p>
          </table:table-cell>
          <table:table-cell/>
          <table:table-cell table:formula="of:=([.B4]-[.B3])/([.A4]-[.A3])" office:value-type="float" office:value="15.9090909090908" calcext:value-type="float">
            <text:p>15.9090909091</text:p>
          </table:table-cell>
          <table:table-cell table:formula="of:=([.C4]-[.C3])/([.A4]-[.A3])" office:value-type="float" office:value="-90.2020202020203" calcext:value-type="float">
            <text:p>-90.202020202</text:p>
          </table:table-cell>
          <table:table-cell table:number-columns-repeated="30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50.1622" calcext:value-type="float">
            <text:p>50.1622</text:p>
          </table:table-cell>
          <table:table-cell office:value-type="float" office:value="-49.0416" calcext:value-type="float">
            <text:p>-49.0416</text:p>
          </table:table-cell>
          <table:table-cell office:value-type="float" office:value="-2.03492E-016" calcext:value-type="float">
            <text:p>-2.03492E-16</text:p>
          </table:table-cell>
          <table:table-cell/>
          <table:table-cell table:formula="of:=([.B5]-[.B4])/([.A5]-[.A4])" office:value-type="float" office:value="-45.044776119403" calcext:value-type="float">
            <text:p>-45.0447761194</text:p>
          </table:table-cell>
          <table:table-cell table:formula="of:=([.C5]-[.C4])/([.A5]-[.A4])" office:value-type="float" office:value="32.9353233830842" calcext:value-type="float">
            <text:p>32.9353233831</text:p>
          </table:table-cell>
          <table:table-cell table:number-columns-repeated="30"/>
        </table:table-row>
        <table:table-row table:style-name="ro1">
          <table:table-cell office:value-type="float" office:value="0.04005" calcext:value-type="float">
            <text:p>0.04005</text:p>
          </table:table-cell>
          <table:table-cell office:value-type="float" office:value="50.2891" calcext:value-type="float">
            <text:p>50.2891</text:p>
          </table:table-cell>
          <table:table-cell office:value-type="float" office:value="-49.2362" calcext:value-type="float">
            <text:p>-49.2362</text:p>
          </table:table-cell>
          <table:table-cell office:value-type="float" office:value="-2.03397E-016" calcext:value-type="float">
            <text:p>-2.03397E-16</text:p>
          </table:table-cell>
          <table:table-cell/>
          <table:table-cell table:formula="of:=([.B6]-[.B5])/([.A6]-[.A5])" office:value-type="float" office:value="12.6268656716417" calcext:value-type="float">
            <text:p>12.6268656716</text:p>
          </table:table-cell>
          <table:table-cell table:formula="of:=([.C6]-[.C5])/([.A6]-[.A5])" office:value-type="float" office:value="-19.3631840796014" calcext:value-type="float">
            <text:p>-19.3631840796</text:p>
          </table:table-cell>
          <table:table-cell table:number-columns-repeated="30"/>
        </table:table-row>
        <table:table-row table:style-name="ro1">
          <table:table-cell office:value-type="float" office:value="0.04995" calcext:value-type="float">
            <text:p>0.04995</text:p>
          </table:table-cell>
          <table:table-cell office:value-type="float" office:value="50.2887" calcext:value-type="float">
            <text:p>50.2887</text:p>
          </table:table-cell>
          <table:table-cell office:value-type="float" office:value="-49.2389" calcext:value-type="float">
            <text:p>-49.2389</text:p>
          </table:table-cell>
          <table:table-cell office:value-type="float" office:value="-2.03383E-016" calcext:value-type="float">
            <text:p>-2.03383E-16</text:p>
          </table:table-cell>
          <table:table-cell/>
          <table:table-cell table:formula="of:=([.B7]-[.B6])/([.A7]-[.A6])" office:value-type="float" office:value="-0.0404040404039462" calcext:value-type="float">
            <text:p>-0.0404040404</text:p>
          </table:table-cell>
          <table:table-cell table:formula="of:=([.C7]-[.C6])/([.A7]-[.A6])" office:value-type="float" office:value="-0.272727272727714" calcext:value-type="float">
            <text:p>-0.2727272727</text:p>
          </table:table-cell>
          <table:table-cell table:number-columns-repeated="30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50.2708" calcext:value-type="float">
            <text:p>50.2708</text:p>
          </table:table-cell>
          <table:table-cell office:value-type="float" office:value="-49.2141" calcext:value-type="float">
            <text:p>-49.2141</text:p>
          </table:table-cell>
          <table:table-cell office:value-type="float" office:value="-2.03413E-016" calcext:value-type="float">
            <text:p>-2.03413E-16</text:p>
          </table:table-cell>
          <table:table-cell/>
          <table:table-cell table:formula="of:=([.B8]-[.B7])/([.A8]-[.A7])" office:value-type="float" office:value="-1.78109452736292" calcext:value-type="float">
            <text:p>-1.7810945274</text:p>
          </table:table-cell>
          <table:table-cell table:formula="of:=([.C8]-[.C7])/([.A8]-[.A7])" office:value-type="float" office:value="2.46766169154219" calcext:value-type="float">
            <text:p>2.4676616915</text:p>
          </table:table-cell>
          <table:table-cell table:number-columns-repeated="30"/>
        </table:table-row>
        <table:table-row table:style-name="ro1">
          <table:table-cell office:value-type="float" office:value="0.07005" calcext:value-type="float">
            <text:p>0.07005</text:p>
          </table:table-cell>
          <table:table-cell office:value-type="float" office:value="49.8232" calcext:value-type="float">
            <text:p>49.8232</text:p>
          </table:table-cell>
          <table:table-cell office:value-type="float" office:value="-48.8012" calcext:value-type="float">
            <text:p>-48.8012</text:p>
          </table:table-cell>
          <table:table-cell office:value-type="float" office:value="-2.03929E-016" calcext:value-type="float">
            <text:p>-2.03929E-16</text:p>
          </table:table-cell>
          <table:table-cell/>
          <table:table-cell table:formula="of:=([.B9]-[.B8])/([.A9]-[.A8])" office:value-type="float" office:value="-44.5373134328359" calcext:value-type="float">
            <text:p>-44.5373134328</text:p>
          </table:table-cell>
          <table:table-cell table:formula="of:=([.C9]-[.C8])/([.A9]-[.A8])" office:value-type="float" office:value="41.0845771144279" calcext:value-type="float">
            <text:p>41.0845771144</text:p>
          </table:table-cell>
          <table:table-cell table:number-columns-repeated="30"/>
        </table:table-row>
        <table:table-row table:style-name="ro1">
          <table:table-cell office:value-type="float" office:value="0.07995" calcext:value-type="float">
            <text:p>0.07995</text:p>
          </table:table-cell>
          <table:table-cell office:value-type="float" office:value="49.7738" calcext:value-type="float">
            <text:p>49.7738</text:p>
          </table:table-cell>
          <table:table-cell office:value-type="float" office:value="-48.7548" calcext:value-type="float">
            <text:p>-48.7548</text:p>
          </table:table-cell>
          <table:table-cell office:value-type="float" office:value="-2.03942E-016" calcext:value-type="float">
            <text:p>-2.03942E-16</text:p>
          </table:table-cell>
          <table:table-cell/>
          <table:table-cell table:formula="of:=([.B10]-[.B9])/([.A10]-[.A9])" office:value-type="float" office:value="-4.98989898989884" calcext:value-type="float">
            <text:p>-4.9898989899</text:p>
          </table:table-cell>
          <table:table-cell table:formula="of:=([.C10]-[.C9])/([.A10]-[.A9])" office:value-type="float" office:value="4.68686868686853" calcext:value-type="float">
            <text:p>4.6868686869</text:p>
          </table:table-cell>
          <table:table-cell table:number-columns-repeated="30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49.9915" calcext:value-type="float">
            <text:p>49.9915</text:p>
          </table:table-cell>
          <table:table-cell office:value-type="float" office:value="-48.9489" calcext:value-type="float">
            <text:p>-48.9489</text:p>
          </table:table-cell>
          <table:table-cell office:value-type="float" office:value="-2.03708E-016" calcext:value-type="float">
            <text:p>-2.03708E-16</text:p>
          </table:table-cell>
          <table:table-cell/>
          <table:table-cell table:formula="of:=([.B11]-[.B10])/([.A11]-[.A10])" office:value-type="float" office:value="21.6616915422886" calcext:value-type="float">
            <text:p>21.6616915423</text:p>
          </table:table-cell>
          <table:table-cell table:formula="of:=([.C11]-[.C10])/([.A11]-[.A10])" office:value-type="float" office:value="-19.3134328358208" calcext:value-type="float">
            <text:p>-19.3134328358</text:p>
          </table:table-cell>
          <table:table-cell table:number-columns-repeated="30"/>
        </table:table-row>
        <table:table-row table:style-name="ro1">
          <table:table-cell office:value-type="float" office:value="0.10005" calcext:value-type="float">
            <text:p>0.10005</text:p>
          </table:table-cell>
          <table:table-cell office:value-type="float" office:value="50.0129" calcext:value-type="float">
            <text:p>50.0129</text:p>
          </table:table-cell>
          <table:table-cell office:value-type="float" office:value="-48.972" calcext:value-type="float">
            <text:p>-48.972</text:p>
          </table:table-cell>
          <table:table-cell office:value-type="float" office:value="-2.03675E-016" calcext:value-type="float">
            <text:p>-2.03675E-16</text:p>
          </table:table-cell>
          <table:table-cell/>
          <table:table-cell table:formula="of:=([.B12]-[.B11])/([.A12]-[.A11])" office:value-type="float" office:value="2.12935323383083" calcext:value-type="float">
            <text:p>2.1293532338</text:p>
          </table:table-cell>
          <table:table-cell table:formula="of:=([.C12]-[.C11])/([.A12]-[.A11])" office:value-type="float" office:value="-2.29850746268651" calcext:value-type="float">
            <text:p>-2.2985074627</text:p>
          </table:table-cell>
          <table:table-cell table:number-columns-repeated="30"/>
        </table:table-row>
        <table:table-row table:style-name="ro1">
          <table:table-cell office:value-type="float" office:value="0.10995" calcext:value-type="float">
            <text:p>0.10995</text:p>
          </table:table-cell>
          <table:table-cell office:value-type="float" office:value="50.0139" calcext:value-type="float">
            <text:p>50.0139</text:p>
          </table:table-cell>
          <table:table-cell office:value-type="float" office:value="-48.973" calcext:value-type="float">
            <text:p>-48.973</text:p>
          </table:table-cell>
          <table:table-cell office:value-type="float" office:value="-2.03669E-016" calcext:value-type="float">
            <text:p>-2.03669E-16</text:p>
          </table:table-cell>
          <table:table-cell/>
          <table:table-cell table:formula="of:=([.B13]-[.B12])/([.A13]-[.A12])" office:value-type="float" office:value="0.101010101009866" calcext:value-type="float">
            <text:p>0.101010101</text:p>
          </table:table-cell>
          <table:table-cell table:formula="of:=([.C13]-[.C12])/([.A13]-[.A12])" office:value-type="float" office:value="-0.101010101009866" calcext:value-type="float">
            <text:p>-0.101010101</text:p>
          </table:table-cell>
          <table:table-cell table:number-columns-repeated="30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50.0133" calcext:value-type="float">
            <text:p>50.0133</text:p>
          </table:table-cell>
          <table:table-cell office:value-type="float" office:value="-48.9725" calcext:value-type="float">
            <text:p>-48.9725</text:p>
          </table:table-cell>
          <table:table-cell office:value-type="float" office:value="-2.03665E-016" calcext:value-type="float">
            <text:p>-2.03665E-16</text:p>
          </table:table-cell>
          <table:table-cell/>
          <table:table-cell table:formula="of:=([.B14]-[.B13])/([.A14]-[.A13])" office:value-type="float" office:value="-0.0597014925371744" calcext:value-type="float">
            <text:p>-0.0597014925</text:p>
          </table:table-cell>
          <table:table-cell table:formula="of:=([.C14]-[.C13])/([.A14]-[.A13])" office:value-type="float" office:value="0.0497512437813321" calcext:value-type="float">
            <text:p>0.0497512438</text:p>
          </table:table-cell>
          <table:table-cell table:number-columns-repeated="30"/>
        </table:table-row>
        <table:table-row table:style-name="ro1">
          <table:table-cell office:value-type="float" office:value="0.13005" calcext:value-type="float">
            <text:p>0.13005</text:p>
          </table:table-cell>
          <table:table-cell office:value-type="float" office:value="50.0158" calcext:value-type="float">
            <text:p>50.0158</text:p>
          </table:table-cell>
          <table:table-cell office:value-type="float" office:value="-48.9749" calcext:value-type="float">
            <text:p>-48.9749</text:p>
          </table:table-cell>
          <table:table-cell office:value-type="float" office:value="-2.03655E-016" calcext:value-type="float">
            <text:p>-2.03655E-16</text:p>
          </table:table-cell>
          <table:table-cell/>
          <table:table-cell table:formula="of:=([.B15]-[.B14])/([.A15]-[.A14])" office:value-type="float" office:value="0.248756218905246" calcext:value-type="float">
            <text:p>0.2487562189</text:p>
          </table:table-cell>
          <table:table-cell table:formula="of:=([.C15]-[.C14])/([.A15]-[.A14])" office:value-type="float" office:value="-0.238805970149404" calcext:value-type="float">
            <text:p>-0.2388059701</text:p>
          </table:table-cell>
          <table:table-cell table:number-columns-repeated="30"/>
        </table:table-row>
        <table:table-row table:style-name="ro1">
          <table:table-cell office:value-type="float" office:value="0.13995" calcext:value-type="float">
            <text:p>0.13995</text:p>
          </table:table-cell>
          <table:table-cell office:value-type="float" office:value="50.0124" calcext:value-type="float">
            <text:p>50.0124</text:p>
          </table:table-cell>
          <table:table-cell office:value-type="float" office:value="-48.9717" calcext:value-type="float">
            <text:p>-48.9717</text:p>
          </table:table-cell>
          <table:table-cell office:value-type="float" office:value="-2.03654E-016" calcext:value-type="float">
            <text:p>-2.03654E-16</text:p>
          </table:table-cell>
          <table:table-cell/>
          <table:table-cell table:formula="of:=([.B16]-[.B15])/([.A16]-[.A15])" office:value-type="float" office:value="-0.34343434343426" calcext:value-type="float">
            <text:p>-0.3434343434</text:p>
          </table:table-cell>
          <table:table-cell table:formula="of:=([.C16]-[.C15])/([.A16]-[.A15])" office:value-type="float" office:value="0.323232323232287" calcext:value-type="float">
            <text:p>0.3232323232</text:p>
          </table:table-cell>
          <table:table-cell table:number-columns-repeated="30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50.0131" calcext:value-type="float">
            <text:p>50.0131</text:p>
          </table:table-cell>
          <table:table-cell office:value-type="float" office:value="-48.9727" calcext:value-type="float">
            <text:p>-48.9727</text:p>
          </table:table-cell>
          <table:table-cell office:value-type="float" office:value="-2.03648E-016" calcext:value-type="float">
            <text:p>-2.03648E-16</text:p>
          </table:table-cell>
          <table:table-cell/>
          <table:table-cell table:formula="of:=([.B17]-[.B16])/([.A17]-[.A16])" office:value-type="float" office:value="0.0696517412937237" calcext:value-type="float">
            <text:p>0.0696517413</text:p>
          </table:table-cell>
          <table:table-cell table:formula="of:=([.C17]-[.C16])/([.A17]-[.A16])" office:value-type="float" office:value="-0.0995024875626644" calcext:value-type="float">
            <text:p>-0.0995024876</text:p>
          </table:table-cell>
          <table:table-cell table:number-columns-repeated="30"/>
        </table:table-row>
        <table:table-row table:style-name="ro1">
          <table:table-cell office:value-type="float" office:value="0.16005" calcext:value-type="float">
            <text:p>0.16005</text:p>
          </table:table-cell>
          <table:table-cell office:value-type="float" office:value="50.0121" calcext:value-type="float">
            <text:p>50.0121</text:p>
          </table:table-cell>
          <table:table-cell office:value-type="float" office:value="-48.9716" calcext:value-type="float">
            <text:p>-48.9716</text:p>
          </table:table-cell>
          <table:table-cell office:value-type="float" office:value="-2.03643E-016" calcext:value-type="float">
            <text:p>-2.03643E-16</text:p>
          </table:table-cell>
          <table:table-cell/>
          <table:table-cell table:formula="of:=([.B18]-[.B17])/([.A18]-[.A17])" office:value-type="float" office:value="-0.0995024875626639" calcext:value-type="float">
            <text:p>-0.0995024876</text:p>
          </table:table-cell>
          <table:table-cell table:formula="of:=([.C18]-[.C17])/([.A18]-[.A17])" office:value-type="float" office:value="0.109452736318506" calcext:value-type="float">
            <text:p>0.1094527363</text:p>
          </table:table-cell>
          <table:table-cell table:number-columns-repeated="30"/>
        </table:table-row>
        <table:table-row table:style-name="ro1">
          <table:table-cell office:value-type="float" office:value="0.16995" calcext:value-type="float">
            <text:p>0.16995</text:p>
          </table:table-cell>
          <table:table-cell office:value-type="float" office:value="50.0097" calcext:value-type="float">
            <text:p>50.0097</text:p>
          </table:table-cell>
          <table:table-cell office:value-type="float" office:value="-48.9697" calcext:value-type="float">
            <text:p>-48.9697</text:p>
          </table:table-cell>
          <table:table-cell office:value-type="float" office:value="-2.03642E-016" calcext:value-type="float">
            <text:p>-2.03642E-16</text:p>
          </table:table-cell>
          <table:table-cell/>
          <table:table-cell table:formula="of:=([.B19]-[.B18])/([.A19]-[.A18])" office:value-type="float" office:value="-0.242424242423678" calcext:value-type="float">
            <text:p>-0.2424242424</text:p>
          </table:table-cell>
          <table:table-cell table:formula="of:=([.C19]-[.C18])/([.A19]-[.A18])" office:value-type="float" office:value="0.191919191919104" calcext:value-type="float">
            <text:p>0.1919191919</text:p>
          </table:table-cell>
          <table:table-cell table:number-columns-repeated="30"/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50.0091" calcext:value-type="float">
            <text:p>50.0091</text:p>
          </table:table-cell>
          <table:table-cell office:value-type="float" office:value="-48.9702" calcext:value-type="float">
            <text:p>-48.9702</text:p>
          </table:table-cell>
          <table:table-cell office:value-type="float" office:value="-2.03644E-016" calcext:value-type="float">
            <text:p>-2.03644E-16</text:p>
          </table:table-cell>
          <table:table-cell/>
          <table:table-cell table:formula="of:=([.B20]-[.B19])/([.A20]-[.A19])" office:value-type="float" office:value="-0.0597014925378814" calcext:value-type="float">
            <text:p>-0.0597014925</text:p>
          </table:table-cell>
          <table:table-cell table:formula="of:=([.C20]-[.C19])/([.A20]-[.A19])" office:value-type="float" office:value="-0.0497512437806252" calcext:value-type="float">
            <text:p>-0.0497512438</text:p>
          </table:table-cell>
          <table:table-cell table:number-columns-repeated="30"/>
        </table:table-row>
        <table:table-row table:style-name="ro1">
          <table:table-cell office:value-type="float" office:value="0.19005" calcext:value-type="float">
            <text:p>0.19005</text:p>
          </table:table-cell>
          <table:table-cell office:value-type="float" office:value="50.007" calcext:value-type="float">
            <text:p>50.007</text:p>
          </table:table-cell>
          <table:table-cell office:value-type="float" office:value="-48.9714" calcext:value-type="float">
            <text:p>-48.9714</text:p>
          </table:table-cell>
          <table:table-cell office:value-type="float" office:value="-2.03665E-016" calcext:value-type="float">
            <text:p>-2.03665E-16</text:p>
          </table:table-cell>
          <table:table-cell/>
          <table:table-cell table:formula="of:=([.B21]-[.B20])/([.A21]-[.A20])" office:value-type="float" office:value="-0.208955223880463" calcext:value-type="float">
            <text:p>-0.2089552239</text:p>
          </table:table-cell>
          <table:table-cell table:formula="of:=([.C21]-[.C20])/([.A21]-[.A20])" office:value-type="float" office:value="-0.119402985075055" calcext:value-type="float">
            <text:p>-0.1194029851</text:p>
          </table:table-cell>
          <table:table-cell table:number-columns-repeated="30"/>
        </table:table-row>
        <table:table-row table:style-name="ro1">
          <table:table-cell office:value-type="float" office:value="0.19995" calcext:value-type="float">
            <text:p>0.19995</text:p>
          </table:table-cell>
          <table:table-cell office:value-type="float" office:value="50.0043" calcext:value-type="float">
            <text:p>50.0043</text:p>
          </table:table-cell>
          <table:table-cell office:value-type="float" office:value="-48.9759" calcext:value-type="float">
            <text:p>-48.9759</text:p>
          </table:table-cell>
          <table:table-cell office:value-type="float" office:value="-2.03732E-016" calcext:value-type="float">
            <text:p>-2.03732E-16</text:p>
          </table:table-cell>
          <table:table-cell/>
          <table:table-cell table:formula="of:=([.B22]-[.B21])/([.A22]-[.A21])" office:value-type="float" office:value="-0.272727272726996" calcext:value-type="float">
            <text:p>-0.2727272727</text:p>
          </table:table-cell>
          <table:table-cell table:formula="of:=([.C22]-[.C21])/([.A22]-[.A21])" office:value-type="float" office:value="-0.454545454545472" calcext:value-type="float">
            <text:p>-0.4545454545</text:p>
          </table:table-cell>
          <table:table-cell table:number-columns-repeated="30"/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50.0054" calcext:value-type="float">
            <text:p>50.0054</text:p>
          </table:table-cell>
          <table:table-cell office:value-type="float" office:value="-48.9883" calcext:value-type="float">
            <text:p>-48.9883</text:p>
          </table:table-cell>
          <table:table-cell office:value-type="float" office:value="-2.03882E-016" calcext:value-type="float">
            <text:p>-2.03882E-16</text:p>
          </table:table-cell>
          <table:table-cell/>
          <table:table-cell table:formula="of:=([.B23]-[.B22])/([.A23]-[.A22])" office:value-type="float" office:value="0.109452736318507" calcext:value-type="float">
            <text:p>0.1094527363</text:p>
          </table:table-cell>
          <table:table-cell table:formula="of:=([.C23]-[.C22])/([.A23]-[.A22])" office:value-type="float" office:value="-1.2338308457711" calcext:value-type="float">
            <text:p>-1.2338308458</text:p>
          </table:table-cell>
          <table:table-cell table:number-columns-repeated="30"/>
        </table:table-row>
        <table:table-row table:style-name="ro1">
          <table:table-cell office:value-type="float" office:value="0.22005" calcext:value-type="float">
            <text:p>0.22005</text:p>
          </table:table-cell>
          <table:table-cell office:value-type="float" office:value="50.023" calcext:value-type="float">
            <text:p>50.023</text:p>
          </table:table-cell>
          <table:table-cell office:value-type="float" office:value="-49.0162" calcext:value-type="float">
            <text:p>-49.0162</text:p>
          </table:table-cell>
          <table:table-cell office:value-type="float" office:value="-2.04131E-016" calcext:value-type="float">
            <text:p>-2.04131E-16</text:p>
          </table:table-cell>
          <table:table-cell/>
          <table:table-cell table:formula="of:=([.B24]-[.B23])/([.A24]-[.A23])" office:value-type="float" office:value="1.75124378109468" calcext:value-type="float">
            <text:p>1.7512437811</text:p>
          </table:table-cell>
          <table:table-cell table:formula="of:=([.C24]-[.C23])/([.A24]-[.A23])" office:value-type="float" office:value="-2.77611940298461" calcext:value-type="float">
            <text:p>-2.776119403</text:p>
          </table:table-cell>
          <table:table-cell table:number-columns-repeated="30"/>
        </table:table-row>
        <table:table-row table:style-name="ro1">
          <table:table-cell office:value-type="float" office:value="0.22995" calcext:value-type="float">
            <text:p>0.22995</text:p>
          </table:table-cell>
          <table:table-cell office:value-type="float" office:value="50.1974" calcext:value-type="float">
            <text:p>50.1974</text:p>
          </table:table-cell>
          <table:table-cell office:value-type="float" office:value="-49.1841" calcext:value-type="float">
            <text:p>-49.1841</text:p>
          </table:table-cell>
          <table:table-cell office:value-type="float" office:value="-2.04284E-016" calcext:value-type="float">
            <text:p>-2.04284E-16</text:p>
          </table:table-cell>
          <table:table-cell/>
          <table:table-cell table:formula="of:=([.B25]-[.B24])/([.A25]-[.A24])" office:value-type="float" office:value="17.6161616161615" calcext:value-type="float">
            <text:p>17.6161616162</text:p>
          </table:table-cell>
          <table:table-cell table:formula="of:=([.C25]-[.C24])/([.A25]-[.A24])" office:value-type="float" office:value="-16.9595959595963" calcext:value-type="float">
            <text:p>-16.9595959596</text:p>
          </table:table-cell>
          <table:table-cell table:number-columns-repeated="30"/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50.3257" calcext:value-type="float">
            <text:p>50.3257</text:p>
          </table:table-cell>
          <table:table-cell office:value-type="float" office:value="-49.3131" calcext:value-type="float">
            <text:p>-49.3131</text:p>
          </table:table-cell>
          <table:table-cell office:value-type="float" office:value="-2.04348E-016" calcext:value-type="float">
            <text:p>-2.04348E-16</text:p>
          </table:table-cell>
          <table:table-cell/>
          <table:table-cell table:formula="of:=([.B26]-[.B25])/([.A26]-[.A25])" office:value-type="float" office:value="12.7661691542285" calcext:value-type="float">
            <text:p>12.7661691542</text:p>
          </table:table-cell>
          <table:table-cell table:formula="of:=([.C26]-[.C25])/([.A26]-[.A25])" office:value-type="float" office:value="-12.8358208955222" calcext:value-type="float">
            <text:p>-12.8358208955</text:p>
          </table:table-cell>
          <table:table-cell table:number-columns-repeated="30"/>
        </table:table-row>
        <table:table-row table:style-name="ro1">
          <table:table-cell office:value-type="float" office:value="0.25005" calcext:value-type="float">
            <text:p>0.25005</text:p>
          </table:table-cell>
          <table:table-cell office:value-type="float" office:value="50.2182" calcext:value-type="float">
            <text:p>50.2182</text:p>
          </table:table-cell>
          <table:table-cell office:value-type="float" office:value="-49.1818" calcext:value-type="float">
            <text:p>-49.1818</text:p>
          </table:table-cell>
          <table:table-cell office:value-type="float" office:value="-2.04191E-016" calcext:value-type="float">
            <text:p>-2.04191E-16</text:p>
          </table:table-cell>
          <table:table-cell/>
          <table:table-cell table:formula="of:=([.B27]-[.B26])/([.A27]-[.A26])" office:value-type="float" office:value="-10.6965174129348" calcext:value-type="float">
            <text:p>-10.6965174129</text:p>
          </table:table-cell>
          <table:table-cell table:formula="of:=([.C27]-[.C26])/([.A27]-[.A26])" office:value-type="float" office:value="13.064676616915" calcext:value-type="float">
            <text:p>13.0646766169</text:p>
          </table:table-cell>
          <table:table-cell table:number-columns-repeated="30"/>
        </table:table-row>
        <table:table-row table:style-name="ro1">
          <table:table-cell office:value-type="float" office:value="0.25995" calcext:value-type="float">
            <text:p>0.25995</text:p>
          </table:table-cell>
          <table:table-cell office:value-type="float" office:value="50.1636" calcext:value-type="float">
            <text:p>50.1636</text:p>
          </table:table-cell>
          <table:table-cell office:value-type="float" office:value="-49.094" calcext:value-type="float">
            <text:p>-49.094</text:p>
          </table:table-cell>
          <table:table-cell office:value-type="float" office:value="-2.03151E-016" calcext:value-type="float">
            <text:p>-2.03151E-16</text:p>
          </table:table-cell>
          <table:table-cell/>
          <table:table-cell table:formula="of:=([.B28]-[.B27])/([.A28]-[.A27])" office:value-type="float" office:value="-5.51515151515157" calcext:value-type="float">
            <text:p>-5.5151515152</text:p>
          </table:table-cell>
          <table:table-cell table:formula="of:=([.C28]-[.C27])/([.A28]-[.A27])" office:value-type="float" office:value="8.868686868687" calcext:value-type="float">
            <text:p>8.8686868687</text:p>
          </table:table-cell>
          <table:table-cell table:number-columns-repeated="30"/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50.1039" calcext:value-type="float">
            <text:p>50.1039</text:p>
          </table:table-cell>
          <table:table-cell office:value-type="float" office:value="-49.0118" calcext:value-type="float">
            <text:p>-49.0118</text:p>
          </table:table-cell>
          <table:table-cell office:value-type="float" office:value="-2.03317E-016" calcext:value-type="float">
            <text:p>-2.03317E-16</text:p>
          </table:table-cell>
          <table:table-cell/>
          <table:table-cell table:formula="of:=([.B29]-[.B28])/([.A29]-[.A28])" office:value-type="float" office:value="-5.94029850746263" calcext:value-type="float">
            <text:p>-5.9402985075</text:p>
          </table:table-cell>
          <table:table-cell table:formula="of:=([.C29]-[.C28])/([.A29]-[.A28])" office:value-type="float" office:value="8.17910447761197" calcext:value-type="float">
            <text:p>8.1791044776</text:p>
          </table:table-cell>
          <table:table-cell table:number-columns-repeated="30"/>
        </table:table-row>
        <table:table-row table:style-name="ro1">
          <table:table-cell office:value-type="float" office:value="0.28005" calcext:value-type="float">
            <text:p>0.28005</text:p>
          </table:table-cell>
          <table:table-cell office:value-type="float" office:value="50.0369" calcext:value-type="float">
            <text:p>50.0369</text:p>
          </table:table-cell>
          <table:table-cell office:value-type="float" office:value="-48.9404" calcext:value-type="float">
            <text:p>-48.9404</text:p>
          </table:table-cell>
          <table:table-cell office:value-type="float" office:value="-2.03868E-016" calcext:value-type="float">
            <text:p>-2.03868E-16</text:p>
          </table:table-cell>
          <table:table-cell/>
          <table:table-cell table:formula="of:=([.B30]-[.B29])/([.A30]-[.A29])" office:value-type="float" office:value="-6.66666666666668" calcext:value-type="float">
            <text:p>-6.6666666667</text:p>
          </table:table-cell>
          <table:table-cell table:formula="of:=([.C30]-[.C29])/([.A30]-[.A29])" office:value-type="float" office:value="7.10447761194071" calcext:value-type="float">
            <text:p>7.1044776119</text:p>
          </table:table-cell>
          <table:table-cell table:number-columns-repeated="30"/>
        </table:table-row>
        <table:table-row table:style-name="ro1">
          <table:table-cell office:value-type="float" office:value="0.28995" calcext:value-type="float">
            <text:p>0.28995</text:p>
          </table:table-cell>
          <table:table-cell office:value-type="float" office:value="50.0017" calcext:value-type="float">
            <text:p>50.0017</text:p>
          </table:table-cell>
          <table:table-cell office:value-type="float" office:value="-48.9074" calcext:value-type="float">
            <text:p>-48.9074</text:p>
          </table:table-cell>
          <table:table-cell office:value-type="float" office:value="-2.04198E-016" calcext:value-type="float">
            <text:p>-2.04198E-16</text:p>
          </table:table-cell>
          <table:table-cell/>
          <table:table-cell table:formula="of:=([.B31]-[.B30])/([.A31]-[.A30])" office:value-type="float" office:value="-3.55555555555587" calcext:value-type="float">
            <text:p>-3.5555555556</text:p>
          </table:table-cell>
          <table:table-cell table:formula="of:=([.C31]-[.C30])/([.A31]-[.A30])" office:value-type="float" office:value="3.33333333333274" calcext:value-type="float">
            <text:p>3.3333333333</text:p>
          </table:table-cell>
          <table:table-cell table:number-columns-repeated="3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.1184" calcext:value-type="float">
            <text:p>50.1184</text:p>
          </table:table-cell>
          <table:table-cell office:value-type="float" office:value="-49.0219" calcext:value-type="float">
            <text:p>-49.0219</text:p>
          </table:table-cell>
          <table:table-cell office:value-type="float" office:value="-2.03633E-016" calcext:value-type="float">
            <text:p>-2.03633E-16</text:p>
          </table:table-cell>
          <table:table-cell/>
          <table:table-cell table:formula="of:=([.B32]-[.B31])/([.A32]-[.A31])" office:value-type="float" office:value="11.6119402985076" calcext:value-type="float">
            <text:p>11.6119402985</text:p>
          </table:table-cell>
          <table:table-cell table:formula="of:=([.C32]-[.C31])/([.A32]-[.A31])" office:value-type="float" office:value="-11.3930348258706" calcext:value-type="float">
            <text:p>-11.3930348259</text:p>
          </table:table-cell>
          <table:table-cell table:number-columns-repeated="30"/>
        </table:table-row>
        <table:table-row table:style-name="ro1">
          <table:table-cell office:value-type="float" office:value="0.31005" calcext:value-type="float">
            <text:p>0.31005</text:p>
          </table:table-cell>
          <table:table-cell office:value-type="float" office:value="50.1476" calcext:value-type="float">
            <text:p>50.1476</text:p>
          </table:table-cell>
          <table:table-cell office:value-type="float" office:value="-49.0657" calcext:value-type="float">
            <text:p>-49.0657</text:p>
          </table:table-cell>
          <table:table-cell office:value-type="float" office:value="-2.03358E-016" calcext:value-type="float">
            <text:p>-2.03358E-16</text:p>
          </table:table-cell>
          <table:table-cell/>
          <table:table-cell table:formula="of:=([.B33]-[.B32])/([.A33]-[.A32])" office:value-type="float" office:value="2.90547263681551" calcext:value-type="float">
            <text:p>2.9054726368</text:p>
          </table:table-cell>
          <table:table-cell table:formula="of:=([.C33]-[.C32])/([.A33]-[.A32])" office:value-type="float" office:value="-4.35820895522362" calcext:value-type="float">
            <text:p>-4.3582089552</text:p>
          </table:table-cell>
          <table:table-cell table:number-columns-repeated="30"/>
        </table:table-row>
        <table:table-row table:style-name="ro1">
          <table:table-cell office:value-type="float" office:value="0.31995" calcext:value-type="float">
            <text:p>0.31995</text:p>
          </table:table-cell>
          <table:table-cell office:value-type="float" office:value="50.046" calcext:value-type="float">
            <text:p>50.046</text:p>
          </table:table-cell>
          <table:table-cell office:value-type="float" office:value="-48.969" calcext:value-type="float">
            <text:p>-48.969</text:p>
          </table:table-cell>
          <table:table-cell office:value-type="float" office:value="-2.03295E-016" calcext:value-type="float">
            <text:p>-2.03295E-16</text:p>
          </table:table-cell>
          <table:table-cell/>
          <table:table-cell table:formula="of:=([.B34]-[.B33])/([.A34]-[.A33])" office:value-type="float" office:value="-10.2626262626261" calcext:value-type="float">
            <text:p>-10.2626262626</text:p>
          </table:table-cell>
          <table:table-cell table:formula="of:=([.C34]-[.C33])/([.A34]-[.A33])" office:value-type="float" office:value="9.76767676767665" calcext:value-type="float">
            <text:p>9.7676767677</text:p>
          </table:table-cell>
          <table:table-cell table:number-columns-repeated="30"/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50.0195" calcext:value-type="float">
            <text:p>50.0195</text:p>
          </table:table-cell>
          <table:table-cell office:value-type="float" office:value="-48.9323" calcext:value-type="float">
            <text:p>-48.9323</text:p>
          </table:table-cell>
          <table:table-cell office:value-type="float" office:value="-2.03253E-016" calcext:value-type="float">
            <text:p>-2.03253E-16</text:p>
          </table:table-cell>
          <table:table-cell/>
          <table:table-cell table:formula="of:=([.B35]-[.B34])/([.A35]-[.A34])" office:value-type="float" office:value="-2.63681592039787" calcext:value-type="float">
            <text:p>-2.6368159204</text:p>
          </table:table-cell>
          <table:table-cell table:formula="of:=([.C35]-[.C34])/([.A35]-[.A34])" office:value-type="float" office:value="3.65174129353266" calcext:value-type="float">
            <text:p>3.6517412935</text:p>
          </table:table-cell>
          <table:table-cell table:number-columns-repeated="30"/>
        </table:table-row>
        <table:table-row table:style-name="ro1">
          <table:table-cell office:value-type="float" office:value="0.34005" calcext:value-type="float">
            <text:p>0.34005</text:p>
          </table:table-cell>
          <table:table-cell office:value-type="float" office:value="49.7382" calcext:value-type="float">
            <text:p>49.7382</text:p>
          </table:table-cell>
          <table:table-cell office:value-type="float" office:value="-48.6434" calcext:value-type="float">
            <text:p>-48.6434</text:p>
          </table:table-cell>
          <table:table-cell office:value-type="float" office:value="-2.03632E-016" calcext:value-type="float">
            <text:p>-2.03632E-16</text:p>
          </table:table-cell>
          <table:table-cell/>
          <table:table-cell table:formula="of:=([.B36]-[.B35])/([.A36]-[.A35])" office:value-type="float" office:value="-27.9900497512439" calcext:value-type="float">
            <text:p>-27.9900497512</text:p>
          </table:table-cell>
          <table:table-cell table:formula="of:=([.C36]-[.C35])/([.A36]-[.A35])" office:value-type="float" office:value="28.7462686567162" calcext:value-type="float">
            <text:p>28.7462686567</text:p>
          </table:table-cell>
          <table:table-cell table:number-columns-repeated="30"/>
        </table:table-row>
        <table:table-row table:style-name="ro1">
          <table:table-cell office:value-type="float" office:value="0.34995" calcext:value-type="float">
            <text:p>0.34995</text:p>
          </table:table-cell>
          <table:table-cell office:value-type="float" office:value="48.7321" calcext:value-type="float">
            <text:p>48.7321</text:p>
          </table:table-cell>
          <table:table-cell office:value-type="float" office:value="-47.6358" calcext:value-type="float">
            <text:p>-47.6358</text:p>
          </table:table-cell>
          <table:table-cell office:value-type="float" office:value="-2.04944E-016" calcext:value-type="float">
            <text:p>-2.04944E-16</text:p>
          </table:table-cell>
          <table:table-cell/>
          <table:table-cell table:formula="of:=([.B37]-[.B36])/([.A37]-[.A36])" office:value-type="float" office:value="-101.626262626262" calcext:value-type="float">
            <text:p>-101.6262626263</text:p>
          </table:table-cell>
          <table:table-cell table:formula="of:=([.C37]-[.C36])/([.A37]-[.A36])" office:value-type="float" office:value="101.777777777777" calcext:value-type="float">
            <text:p>101.7777777778</text:p>
          </table:table-cell>
          <table:table-cell table:number-columns-repeated="3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47.0207" calcext:value-type="float">
            <text:p>47.0207</text:p>
          </table:table-cell>
          <table:table-cell office:value-type="float" office:value="-45.9266" calcext:value-type="float">
            <text:p>-45.9266</text:p>
          </table:table-cell>
          <table:table-cell office:value-type="float" office:value="-2.07221E-016" calcext:value-type="float">
            <text:p>-2.07221E-16</text:p>
          </table:table-cell>
          <table:table-cell/>
          <table:table-cell table:formula="of:=([.B38]-[.B37])/([.A38]-[.A37])" office:value-type="float" office:value="-170.288557213932" calcext:value-type="float">
            <text:p>-170.2885572139</text:p>
          </table:table-cell>
          <table:table-cell table:formula="of:=([.C38]-[.C37])/([.A38]-[.A37])" office:value-type="float" office:value="170.069651741295" calcext:value-type="float">
            <text:p>170.0696517413</text:p>
          </table:table-cell>
          <table:table-cell table:number-columns-repeated="30"/>
        </table:table-row>
        <table:table-row table:style-name="ro1">
          <table:table-cell office:value-type="float" office:value="0.37005" calcext:value-type="float">
            <text:p>0.37005</text:p>
          </table:table-cell>
          <table:table-cell office:value-type="float" office:value="44.5119" calcext:value-type="float">
            <text:p>44.5119</text:p>
          </table:table-cell>
          <table:table-cell office:value-type="float" office:value="-43.4351" calcext:value-type="float">
            <text:p>-43.4351</text:p>
          </table:table-cell>
          <table:table-cell office:value-type="float" office:value="-2.10629E-016" calcext:value-type="float">
            <text:p>-2.10629E-16</text:p>
          </table:table-cell>
          <table:table-cell/>
          <table:table-cell table:formula="of:=([.B39]-[.B38])/([.A39]-[.A38])" office:value-type="float" office:value="-249.631840796019" calcext:value-type="float">
            <text:p>-249.631840796</text:p>
          </table:table-cell>
          <table:table-cell table:formula="of:=([.C39]-[.C38])/([.A39]-[.A38])" office:value-type="float" office:value="247.910447761193" calcext:value-type="float">
            <text:p>247.9104477612</text:p>
          </table:table-cell>
          <table:table-cell table:number-columns-repeated="30"/>
        </table:table-row>
        <table:table-row table:style-name="ro1">
          <table:table-cell office:value-type="float" office:value="0.37995" calcext:value-type="float">
            <text:p>0.37995</text:p>
          </table:table-cell>
          <table:table-cell office:value-type="float" office:value="41.1173" calcext:value-type="float">
            <text:p>41.1173</text:p>
          </table:table-cell>
          <table:table-cell office:value-type="float" office:value="-40.0743" calcext:value-type="float">
            <text:p>-40.0743</text:p>
          </table:table-cell>
          <table:table-cell office:value-type="float" office:value="-2.15389E-016" calcext:value-type="float">
            <text:p>-2.15389E-16</text:p>
          </table:table-cell>
          <table:table-cell/>
          <table:table-cell table:formula="of:=([.B40]-[.B39])/([.A40]-[.A39])" office:value-type="float" office:value="-342.88888888889" calcext:value-type="float">
            <text:p>-342.8888888889</text:p>
          </table:table-cell>
          <table:table-cell table:formula="of:=([.C40]-[.C39])/([.A40]-[.A39])" office:value-type="float" office:value="339.474747474748" calcext:value-type="float">
            <text:p>339.4747474747</text:p>
          </table:table-cell>
          <table:table-cell table:number-columns-repeated="30"/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36.7078" calcext:value-type="float">
            <text:p>36.7078</text:p>
          </table:table-cell>
          <table:table-cell office:value-type="float" office:value="-35.7145" calcext:value-type="float">
            <text:p>-35.7145</text:p>
          </table:table-cell>
          <table:table-cell office:value-type="float" office:value="-2.21863E-016" calcext:value-type="float">
            <text:p>-2.21863E-16</text:p>
          </table:table-cell>
          <table:table-cell/>
          <table:table-cell table:formula="of:=([.B41]-[.B40])/([.A41]-[.A40])" office:value-type="float" office:value="-438.756218905473" calcext:value-type="float">
            <text:p>-438.7562189055</text:p>
          </table:table-cell>
          <table:table-cell table:formula="of:=([.C41]-[.C40])/([.A41]-[.A40])" office:value-type="float" office:value="433.810945273632" calcext:value-type="float">
            <text:p>433.8109452736</text:p>
          </table:table-cell>
          <table:table-cell table:number-columns-repeated="30"/>
        </table:table-row>
        <table:table-row table:style-name="ro1">
          <table:table-cell office:value-type="float" office:value="0.40005" calcext:value-type="float">
            <text:p>0.40005</text:p>
          </table:table-cell>
          <table:table-cell office:value-type="float" office:value="31.5112" calcext:value-type="float">
            <text:p>31.5112</text:p>
          </table:table-cell>
          <table:table-cell office:value-type="float" office:value="-30.5844" calcext:value-type="float">
            <text:p>-30.5844</text:p>
          </table:table-cell>
          <table:table-cell office:value-type="float" office:value="-2.29984E-016" calcext:value-type="float">
            <text:p>-2.29984E-16</text:p>
          </table:table-cell>
          <table:table-cell/>
          <table:table-cell table:formula="of:=([.B42]-[.B41])/([.A42]-[.A41])" office:value-type="float" office:value="-517.074626865672" calcext:value-type="float">
            <text:p>-517.0746268657</text:p>
          </table:table-cell>
          <table:table-cell table:formula="of:=([.C42]-[.C41])/([.A42]-[.A41])" office:value-type="float" office:value="510.457711442786" calcext:value-type="float">
            <text:p>510.4577114428</text:p>
          </table:table-cell>
          <table:table-cell table:number-columns-repeated="30"/>
        </table:table-row>
        <table:table-row table:style-name="ro1">
          <table:table-cell office:value-type="float" office:value="0.40995" calcext:value-type="float">
            <text:p>0.40995</text:p>
          </table:table-cell>
          <table:table-cell office:value-type="float" office:value="25.8317" calcext:value-type="float">
            <text:p>25.8317</text:p>
          </table:table-cell>
          <table:table-cell office:value-type="float" office:value="-24.9958" calcext:value-type="float">
            <text:p>-24.9958</text:p>
          </table:table-cell>
          <table:table-cell office:value-type="float" office:value="-2.39481E-016" calcext:value-type="float">
            <text:p>-2.39481E-16</text:p>
          </table:table-cell>
          <table:table-cell/>
          <table:table-cell table:formula="of:=([.B43]-[.B42])/([.A43]-[.A42])" office:value-type="float" office:value="-573.686868686867" calcext:value-type="float">
            <text:p>-573.6868686869</text:p>
          </table:table-cell>
          <table:table-cell table:formula="of:=([.C43]-[.C42])/([.A43]-[.A42])" office:value-type="float" office:value="564.505050505049" calcext:value-type="float">
            <text:p>564.5050505051</text:p>
          </table:table-cell>
          <table:table-cell table:number-columns-repeated="30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9.8478" calcext:value-type="float">
            <text:p>19.8478</text:p>
          </table:table-cell>
          <table:table-cell office:value-type="float" office:value="-19.1073" calcext:value-type="float">
            <text:p>-19.1073</text:p>
          </table:table-cell>
          <table:table-cell office:value-type="float" office:value="-2.50296E-016" calcext:value-type="float">
            <text:p>-2.50296E-16</text:p>
          </table:table-cell>
          <table:table-cell/>
          <table:table-cell table:formula="of:=([.B44]-[.B43])/([.A44]-[.A43])" office:value-type="float" office:value="-595.412935323386" calcext:value-type="float">
            <text:p>-595.4129353234</text:p>
          </table:table-cell>
          <table:table-cell table:formula="of:=([.C44]-[.C43])/([.A44]-[.A43])" office:value-type="float" office:value="585.920398009953" calcext:value-type="float">
            <text:p>585.92039801</text:p>
          </table:table-cell>
          <table:table-cell table:number-columns-repeated="30"/>
        </table:table-row>
        <table:table-row table:style-name="ro1">
          <table:table-cell office:value-type="float" office:value="0.43005" calcext:value-type="float">
            <text:p>0.43005</text:p>
          </table:table-cell>
          <table:table-cell office:value-type="float" office:value="14.3218" calcext:value-type="float">
            <text:p>14.3218</text:p>
          </table:table-cell>
          <table:table-cell office:value-type="float" office:value="-13.6548" calcext:value-type="float">
            <text:p>-13.6548</text:p>
          </table:table-cell>
          <table:table-cell office:value-type="float" office:value="-2.61159E-016" calcext:value-type="float">
            <text:p>-2.61159E-16</text:p>
          </table:table-cell>
          <table:table-cell/>
          <table:table-cell table:formula="of:=([.B45]-[.B44])/([.A45]-[.A44])" office:value-type="float" office:value="-549.850746268653" calcext:value-type="float">
            <text:p>-549.8507462687</text:p>
          </table:table-cell>
          <table:table-cell table:formula="of:=([.C45]-[.C44])/([.A45]-[.A44])" office:value-type="float" office:value="542.537313432833" calcext:value-type="float">
            <text:p>542.5373134328</text:p>
          </table:table-cell>
          <table:table-cell table:number-columns-repeated="30"/>
        </table:table-row>
        <table:table-row table:style-name="ro1">
          <table:table-cell office:value-type="float" office:value="0.43995" calcext:value-type="float">
            <text:p>0.43995</text:p>
          </table:table-cell>
          <table:table-cell office:value-type="float" office:value="9.71884" calcext:value-type="float">
            <text:p>9.71884</text:p>
          </table:table-cell>
          <table:table-cell office:value-type="float" office:value="-9.09089" calcext:value-type="float">
            <text:p>-9.09089</text:p>
          </table:table-cell>
          <table:table-cell office:value-type="float" office:value="-2.7106E-016" calcext:value-type="float">
            <text:p>-2.7106E-16</text:p>
          </table:table-cell>
          <table:table-cell/>
          <table:table-cell table:formula="of:=([.B46]-[.B45])/([.A46]-[.A45])" office:value-type="float" office:value="-464.945454545454" calcext:value-type="float">
            <text:p>-464.9454545455</text:p>
          </table:table-cell>
          <table:table-cell table:formula="of:=([.C46]-[.C45])/([.A46]-[.A45])" office:value-type="float" office:value="461.001010101009" calcext:value-type="float">
            <text:p>461.001010101</text:p>
          </table:table-cell>
          <table:table-cell table:number-columns-repeated="30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6.0448" calcext:value-type="float">
            <text:p>6.0448</text:p>
          </table:table-cell>
          <table:table-cell office:value-type="float" office:value="-5.41237" calcext:value-type="float">
            <text:p>-5.41237</text:p>
          </table:table-cell>
          <table:table-cell office:value-type="float" office:value="-2.79636E-016" calcext:value-type="float">
            <text:p>-2.79636E-16</text:p>
          </table:table-cell>
          <table:table-cell/>
          <table:table-cell table:formula="of:=([.B47]-[.B46])/([.A47]-[.A46])" office:value-type="float" office:value="-365.576119402987" calcext:value-type="float">
            <text:p>-365.576119403</text:p>
          </table:table-cell>
          <table:table-cell table:formula="of:=([.C47]-[.C46])/([.A47]-[.A46])" office:value-type="float" office:value="366.021890547266" calcext:value-type="float">
            <text:p>366.0218905473</text:p>
          </table:table-cell>
          <table:table-cell table:number-columns-repeated="30"/>
        </table:table-row>
        <table:table-row table:style-name="ro1">
          <table:table-cell office:value-type="float" office:value="0.46005" calcext:value-type="float">
            <text:p>0.46005</text:p>
          </table:table-cell>
          <table:table-cell office:value-type="float" office:value="3.4146" calcext:value-type="float">
            <text:p>3.4146</text:p>
          </table:table-cell>
          <table:table-cell office:value-type="float" office:value="-2.60097" calcext:value-type="float">
            <text:p>-2.60097</text:p>
          </table:table-cell>
          <table:table-cell office:value-type="float" office:value="-2.84368E-016" calcext:value-type="float">
            <text:p>-2.84368E-16</text:p>
          </table:table-cell>
          <table:table-cell/>
          <table:table-cell table:formula="of:=([.B48]-[.B47])/([.A48]-[.A47])" office:value-type="float" office:value="-261.71144278607" calcext:value-type="float">
            <text:p>-261.7114427861</text:p>
          </table:table-cell>
          <table:table-cell table:formula="of:=([.C48]-[.C47])/([.A48]-[.A47])" office:value-type="float" office:value="279.741293532338" calcext:value-type="float">
            <text:p>279.7412935323</text:p>
          </table:table-cell>
          <table:table-cell table:number-columns-repeated="30"/>
        </table:table-row>
        <table:table-row table:style-name="ro1">
          <table:table-cell office:value-type="float" office:value="0.46995" calcext:value-type="float">
            <text:p>0.46995</text:p>
          </table:table-cell>
          <table:table-cell office:value-type="float" office:value="1.67423" calcext:value-type="float">
            <text:p>1.67423</text:p>
          </table:table-cell>
          <table:table-cell office:value-type="float" office:value="-0.554747" calcext:value-type="float">
            <text:p>-0.554747</text:p>
          </table:table-cell>
          <table:table-cell office:value-type="float" office:value="-2.83626E-016" calcext:value-type="float">
            <text:p>-2.83626E-16</text:p>
          </table:table-cell>
          <table:table-cell/>
          <table:table-cell table:formula="of:=([.B49]-[.B48])/([.A49]-[.A48])" office:value-type="float" office:value="-175.794949494949" calcext:value-type="float">
            <text:p>-175.794949495</text:p>
          </table:table-cell>
          <table:table-cell table:formula="of:=([.C49]-[.C48])/([.A49]-[.A48])" office:value-type="float" office:value="206.689191919192" calcext:value-type="float">
            <text:p>206.6891919192</text:p>
          </table:table-cell>
          <table:table-cell table:number-columns-repeated="30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513691" calcext:value-type="float">
            <text:p>0.513691</text:p>
          </table:table-cell>
          <table:table-cell office:value-type="float" office:value="0.903116" calcext:value-type="float">
            <text:p>0.903116</text:p>
          </table:table-cell>
          <table:table-cell office:value-type="float" office:value="-2.7994E-016" calcext:value-type="float">
            <text:p>-2.7994E-16</text:p>
          </table:table-cell>
          <table:table-cell/>
          <table:table-cell table:formula="of:=([.B50]-[.B49])/([.A50]-[.A49])" office:value-type="float" office:value="-115.476517412936" calcext:value-type="float">
            <text:p>-115.4765174129</text:p>
          </table:table-cell>
          <table:table-cell table:formula="of:=([.C50]-[.C49])/([.A50]-[.A49])" office:value-type="float" office:value="145.060995024876" calcext:value-type="float">
            <text:p>145.0609950249</text:p>
          </table:table-cell>
          <table:table-cell table:number-columns-repeated="30"/>
        </table:table-row>
        <table:table-row table:style-name="ro1">
          <table:table-cell office:value-type="float" office:value="0.49005" calcext:value-type="float">
            <text:p>0.49005</text:p>
          </table:table-cell>
          <table:table-cell office:value-type="float" office:value="-0.331253" calcext:value-type="float">
            <text:p>-0.331253</text:p>
          </table:table-cell>
          <table:table-cell office:value-type="float" office:value="1.86279" calcext:value-type="float">
            <text:p>1.86279</text:p>
          </table:table-cell>
          <table:table-cell office:value-type="float" office:value="-2.73992E-016" calcext:value-type="float">
            <text:p>-2.73992E-16</text:p>
          </table:table-cell>
          <table:table-cell/>
          <table:table-cell table:formula="of:=([.B51]-[.B50])/([.A51]-[.A50])" office:value-type="float" office:value="-84.0740298507458" calcext:value-type="float">
            <text:p>-84.0740298507</text:p>
          </table:table-cell>
          <table:table-cell table:formula="of:=([.C51]-[.C50])/([.A51]-[.A50])" office:value-type="float" office:value="95.4899502487557" calcext:value-type="float">
            <text:p>95.4899502488</text:p>
          </table:table-cell>
          <table:table-cell table:number-columns-repeated="30"/>
        </table:table-row>
        <table:table-row table:style-name="ro1">
          <table:table-cell office:value-type="float" office:value="0.49995" calcext:value-type="float">
            <text:p>0.49995</text:p>
          </table:table-cell>
          <table:table-cell office:value-type="float" office:value="-1.04355" calcext:value-type="float">
            <text:p>-1.04355</text:p>
          </table:table-cell>
          <table:table-cell office:value-type="float" office:value="2.3913" calcext:value-type="float">
            <text:p>2.3913</text:p>
          </table:table-cell>
          <table:table-cell office:value-type="float" office:value="-2.74412E-016" calcext:value-type="float">
            <text:p>-2.74412E-16</text:p>
          </table:table-cell>
          <table:table-cell/>
          <table:table-cell table:formula="of:=([.B52]-[.B51])/([.A52]-[.A51])" office:value-type="float" office:value="-71.9491919191918" calcext:value-type="float">
            <text:p>-71.9491919192</text:p>
          </table:table-cell>
          <table:table-cell table:formula="of:=([.C52]-[.C51])/([.A52]-[.A51])" office:value-type="float" office:value="53.3848484848484" calcext:value-type="float">
            <text:p>53.3848484848</text:p>
          </table:table-cell>
          <table:table-cell table:number-columns-repeated="30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1.63041" calcext:value-type="float">
            <text:p>-1.63041</text:p>
          </table:table-cell>
          <table:table-cell office:value-type="float" office:value="2.51807" calcext:value-type="float">
            <text:p>2.51807</text:p>
          </table:table-cell>
          <table:table-cell office:value-type="float" office:value="-2.74962E-016" calcext:value-type="float">
            <text:p>-2.74962E-16</text:p>
          </table:table-cell>
          <table:table-cell/>
          <table:table-cell table:formula="of:=([.B53]-[.B52])/([.A53]-[.A52])" office:value-type="float" office:value="-58.3940298507466" calcext:value-type="float">
            <text:p>-58.3940298507</text:p>
          </table:table-cell>
          <table:table-cell table:formula="of:=([.C53]-[.C52])/([.A53]-[.A52])" office:value-type="float" office:value="12.6139303482587" calcext:value-type="float">
            <text:p>12.6139303483</text:p>
          </table:table-cell>
          <table:table-cell table:number-columns-repeated="30"/>
        </table:table-row>
        <table:table-row table:style-name="ro1">
          <table:table-cell office:value-type="float" office:value="0.52005" calcext:value-type="float">
            <text:p>0.52005</text:p>
          </table:table-cell>
          <table:table-cell office:value-type="float" office:value="-2.06005" calcext:value-type="float">
            <text:p>-2.06005</text:p>
          </table:table-cell>
          <table:table-cell office:value-type="float" office:value="2.34624" calcext:value-type="float">
            <text:p>2.34624</text:p>
          </table:table-cell>
          <table:table-cell office:value-type="float" office:value="-2.74952E-016" calcext:value-type="float">
            <text:p>-2.74952E-16</text:p>
          </table:table-cell>
          <table:table-cell/>
          <table:table-cell table:formula="of:=([.B54]-[.B53])/([.A54]-[.A53])" office:value-type="float" office:value="-42.7502487562189" calcext:value-type="float">
            <text:p>-42.7502487562</text:p>
          </table:table-cell>
          <table:table-cell table:formula="of:=([.C54]-[.C53])/([.A54]-[.A53])" office:value-type="float" office:value="-17.0975124378109" calcext:value-type="float">
            <text:p>-17.0975124378</text:p>
          </table:table-cell>
          <table:table-cell table:number-columns-repeated="30"/>
        </table:table-row>
        <table:table-row table:style-name="ro1">
          <table:table-cell office:value-type="float" office:value="0.52995" calcext:value-type="float">
            <text:p>0.52995</text:p>
          </table:table-cell>
          <table:table-cell office:value-type="float" office:value="-2.14601" calcext:value-type="float">
            <text:p>-2.14601</text:p>
          </table:table-cell>
          <table:table-cell office:value-type="float" office:value="2.03898" calcext:value-type="float">
            <text:p>2.03898</text:p>
          </table:table-cell>
          <table:table-cell office:value-type="float" office:value="-2.71927E-016" calcext:value-type="float">
            <text:p>-2.71927E-16</text:p>
          </table:table-cell>
          <table:table-cell/>
          <table:table-cell table:formula="of:=([.B55]-[.B54])/([.A55]-[.A54])" office:value-type="float" office:value="-8.68282828282827" calcext:value-type="float">
            <text:p>-8.6828282828</text:p>
          </table:table-cell>
          <table:table-cell table:formula="of:=([.C55]-[.C54])/([.A55]-[.A54])" office:value-type="float" office:value="-31.0363636363636" calcext:value-type="float">
            <text:p>-31.0363636364</text:p>
          </table:table-cell>
          <table:table-cell table:number-columns-repeated="30"/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-2.01917" calcext:value-type="float">
            <text:p>-2.01917</text:p>
          </table:table-cell>
          <table:table-cell office:value-type="float" office:value="1.87603" calcext:value-type="float">
            <text:p>1.87603</text:p>
          </table:table-cell>
          <table:table-cell office:value-type="float" office:value="-2.73391E-016" calcext:value-type="float">
            <text:p>-2.73391E-16</text:p>
          </table:table-cell>
          <table:table-cell/>
          <table:table-cell table:formula="of:=([.B56]-[.B55])/([.A56]-[.A55])" office:value-type="float" office:value="12.6208955223881" calcext:value-type="float">
            <text:p>12.6208955224</text:p>
          </table:table-cell>
          <table:table-cell table:formula="of:=([.C56]-[.C55])/([.A56]-[.A55])" office:value-type="float" office:value="-16.2139303482587" calcext:value-type="float">
            <text:p>-16.2139303483</text:p>
          </table:table-cell>
          <table:table-cell table:number-columns-repeated="30"/>
        </table:table-row>
        <table:table-row table:style-name="ro1">
          <table:table-cell office:value-type="float" office:value="0.55005" calcext:value-type="float">
            <text:p>0.55005</text:p>
          </table:table-cell>
          <table:table-cell office:value-type="float" office:value="-1.93171" calcext:value-type="float">
            <text:p>-1.93171</text:p>
          </table:table-cell>
          <table:table-cell office:value-type="float" office:value="1.8783" calcext:value-type="float">
            <text:p>1.8783</text:p>
          </table:table-cell>
          <table:table-cell office:value-type="float" office:value="-2.72032E-016" calcext:value-type="float">
            <text:p>-2.72032E-16</text:p>
          </table:table-cell>
          <table:table-cell/>
          <table:table-cell table:formula="of:=([.B57]-[.B56])/([.A57]-[.A56])" office:value-type="float" office:value="8.70248756218904" calcext:value-type="float">
            <text:p>8.7024875622</text:p>
          </table:table-cell>
          <table:table-cell table:formula="of:=([.C57]-[.C56])/([.A57]-[.A56])" office:value-type="float" office:value="0.225870646766168" calcext:value-type="float">
            <text:p>0.2258706468</text:p>
          </table:table-cell>
          <table:table-cell table:number-columns-repeated="30"/>
        </table:table-row>
        <table:table-row table:style-name="ro1">
          <table:table-cell office:value-type="float" office:value="0.55995" calcext:value-type="float">
            <text:p>0.55995</text:p>
          </table:table-cell>
          <table:table-cell office:value-type="float" office:value="-1.79694" calcext:value-type="float">
            <text:p>-1.79694</text:p>
          </table:table-cell>
          <table:table-cell office:value-type="float" office:value="1.82719" calcext:value-type="float">
            <text:p>1.82719</text:p>
          </table:table-cell>
          <table:table-cell office:value-type="float" office:value="-2.74636E-016" calcext:value-type="float">
            <text:p>-2.74636E-16</text:p>
          </table:table-cell>
          <table:table-cell/>
          <table:table-cell table:formula="of:=([.B58]-[.B57])/([.A58]-[.A57])" office:value-type="float" office:value="13.6131313131313" calcext:value-type="float">
            <text:p>13.6131313131</text:p>
          </table:table-cell>
          <table:table-cell table:formula="of:=([.C58]-[.C57])/([.A58]-[.A57])" office:value-type="float" office:value="-5.16262626262625" calcext:value-type="float">
            <text:p>-5.1626262626</text:p>
          </table:table-cell>
          <table:table-cell table:number-columns-repeated="30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-1.647" calcext:value-type="float">
            <text:p>-1.647</text:p>
          </table:table-cell>
          <table:table-cell office:value-type="float" office:value="1.78324" calcext:value-type="float">
            <text:p>1.78324</text:p>
          </table:table-cell>
          <table:table-cell office:value-type="float" office:value="-2.78367E-016" calcext:value-type="float">
            <text:p>-2.78367E-16</text:p>
          </table:table-cell>
          <table:table-cell/>
          <table:table-cell table:formula="of:=([.B59]-[.B58])/([.A59]-[.A58])" office:value-type="float" office:value="14.9194029850746" calcext:value-type="float">
            <text:p>14.9194029851</text:p>
          </table:table-cell>
          <table:table-cell table:formula="of:=([.C59]-[.C58])/([.A59]-[.A58])" office:value-type="float" office:value="-4.3731343283582" calcext:value-type="float">
            <text:p>-4.3731343284</text:p>
          </table:table-cell>
          <table:table-cell table:number-columns-repeated="30"/>
        </table:table-row>
        <table:table-row table:style-name="ro1">
          <table:table-cell office:value-type="float" office:value="0.58005" calcext:value-type="float">
            <text:p>0.58005</text:p>
          </table:table-cell>
          <table:table-cell office:value-type="float" office:value="-1.67486" calcext:value-type="float">
            <text:p>-1.67486</text:p>
          </table:table-cell>
          <table:table-cell office:value-type="float" office:value="1.82689" calcext:value-type="float">
            <text:p>1.82689</text:p>
          </table:table-cell>
          <table:table-cell office:value-type="float" office:value="-2.76022E-016" calcext:value-type="float">
            <text:p>-2.76022E-16</text:p>
          </table:table-cell>
          <table:table-cell/>
          <table:table-cell table:formula="of:=([.B60]-[.B59])/([.A60]-[.A59])" office:value-type="float" office:value="-2.77213930348259" calcext:value-type="float">
            <text:p>-2.7721393035</text:p>
          </table:table-cell>
          <table:table-cell table:formula="of:=([.C60]-[.C59])/([.A60]-[.A59])" office:value-type="float" office:value="4.34328358208955" calcext:value-type="float">
            <text:p>4.3432835821</text:p>
          </table:table-cell>
          <table:table-cell table:number-columns-repeated="30"/>
        </table:table-row>
        <table:table-row table:style-name="ro1">
          <table:table-cell office:value-type="float" office:value="0.58995" calcext:value-type="float">
            <text:p>0.58995</text:p>
          </table:table-cell>
          <table:table-cell office:value-type="float" office:value="-1.71158" calcext:value-type="float">
            <text:p>-1.71158</text:p>
          </table:table-cell>
          <table:table-cell office:value-type="float" office:value="1.7607" calcext:value-type="float">
            <text:p>1.7607</text:p>
          </table:table-cell>
          <table:table-cell office:value-type="float" office:value="-2.76729E-016" calcext:value-type="float">
            <text:p>-2.76729E-16</text:p>
          </table:table-cell>
          <table:table-cell/>
          <table:table-cell table:formula="of:=([.B61]-[.B60])/([.A61]-[.A60])" office:value-type="float" office:value="-3.70909090909091" calcext:value-type="float">
            <text:p>-3.7090909091</text:p>
          </table:table-cell>
          <table:table-cell table:formula="of:=([.C61]-[.C60])/([.A61]-[.A60])" office:value-type="float" office:value="-6.68585858585859" calcext:value-type="float">
            <text:p>-6.6858585859</text:p>
          </table:table-cell>
          <table:table-cell table:number-columns-repeated="3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-1.63627" calcext:value-type="float">
            <text:p>-1.63627</text:p>
          </table:table-cell>
          <table:table-cell office:value-type="float" office:value="1.65695" calcext:value-type="float">
            <text:p>1.65695</text:p>
          </table:table-cell>
          <table:table-cell office:value-type="float" office:value="-2.72483E-016" calcext:value-type="float">
            <text:p>-2.72483E-16</text:p>
          </table:table-cell>
          <table:table-cell/>
          <table:table-cell table:formula="of:=([.B62]-[.B61])/([.A62]-[.A61])" office:value-type="float" office:value="7.49353233830845" calcext:value-type="float">
            <text:p>7.4935323383</text:p>
          </table:table-cell>
          <table:table-cell table:formula="of:=([.C62]-[.C61])/([.A62]-[.A61])" office:value-type="float" office:value="-10.3233830845771" calcext:value-type="float">
            <text:p>-10.3233830846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2T16:23:01.249533112</dc:date>
    <meta:editing-duration>PT1M1S</meta:editing-duration>
    <meta:editing-cycles>1</meta:editing-cycles>
    <meta:document-statistic meta:table-count="1" meta:cell-count="370" meta:object-count="0"/>
    <meta:generator>LibreOffice/5.1.4.2$Linux_X86_64 LibreOffice_project/10m0$Build-2</meta:generator>
  </office:meta>
</office:document-meta>
</file>